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2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3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6"/>
        <table:table-column table:style-name="co19" table:default-cell-style-name="ce26"/>
        <table:table-column table:style-name="co20" table:default-cell-style-name="ce32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29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2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Xerox emitidos no mês</text:p>
          </table:table-cell>
          <table:table-cell table:style-name="ce31" table:formula="of:=[.C3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4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5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6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MARCIA</text:p>
          </table:table-cell>
          <table:table-cell table:style-name="ce25" office:value-type="float" office:value="3">
            <text:p>3</text:p>
          </table:table-cell>
          <table:table-cell table:style-name="ce27" office:value-type="string">
            <text:p>Xerox emitidos no mês</text:p>
          </table:table-cell>
          <table:table-cell table:style-name="ce31" table:formula="of:=[.C7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COML-SS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0" table:formula="of:=[.C8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PS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Xerox emitidos no mês</text:p>
          </table:table-cell>
          <table:table-cell table:style-name="ce30" table:formula="of:=[.C9]*0.3" office:value-type="float" office:value="2.1">
            <text:p>2,1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EEL-DANCE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Xerox emitidos no mês</text:p>
          </table:table-cell>
          <table:table-cell table:style-name="ce30" table:formula="of:=[.C10]*0.3" office:value-type="float" office:value="2.7">
            <text:p>2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0" table:formula="of:=[.C11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1">
            <text:p>11</text:p>
          </table:table-cell>
          <table:table-cell table:style-name="ce27" office:value-type="string">
            <text:p>Xerox emitidos no mês</text:p>
          </table:table-cell>
          <table:table-cell table:style-name="ce31" table:formula="of:=[.C12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2">
            <text:p>12</text:p>
          </table:table-cell>
          <table:table-cell table:style-name="ce25" office:value-type="string">
            <text:p>Xerox emitidos no mês</text:p>
          </table:table-cell>
          <table:table-cell table:style-name="ce30" table:formula="of:=[.C13]*0.3" office:value-type="float" office:value="3.6">
            <text:p>3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ANA-CECILIA</text:p>
          </table:table-cell>
          <table:table-cell table:style-name="ce25" office:value-type="float" office:value="12">
            <text:p>12</text:p>
          </table:table-cell>
          <table:table-cell table:style-name="ce25" office:value-type="string">
            <text:p>Xerox emitidos no mês</text:p>
          </table:table-cell>
          <table:table-cell table:style-name="ce30" table:formula="of:=[.C14]*0.3" office:value-type="float" office:value="3.6">
            <text:p>3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IONSOF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office:value-type="string">
            <text:p>MADEIREIRA-MIL</text:p>
          </table:table-cell>
          <table:table-cell table:style-name="ce25" office:value-type="float" office:value="17">
            <text:p>17</text:p>
          </table:table-cell>
          <table:table-cell table:style-name="ce27" office:value-type="string">
            <text:p>Xerox emitidos no mês</text:p>
          </table:table-cell>
          <table:table-cell table:style-name="ce31" table:formula="of:=[.C37]*0.3" office:value-type="float" office:value="5.1">
            <text:p>5,1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office:value-type="string">
            <text:p>COML-SUDOESTE</text:p>
          </table:table-cell>
          <table:table-cell table:style-name="ce25" office:value-type="float" office:value="39">
            <text:p>39</text:p>
          </table:table-cell>
          <table:table-cell table:style-name="ce27" office:value-type="string">
            <text:p>Xerox emitidos no mês</text:p>
          </table:table-cell>
          <table:table-cell table:style-name="ce31" table:formula="of:=[.C51]*0.3" office:value-type="float" office:value="11.7">
            <text:p>11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PALMIU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P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98">
            <text:p>98</text:p>
          </table:table-cell>
          <table:table-cell table:style-name="ce25" office:value-type="string">
            <text:p>Xerox emitidos no mês</text:p>
          </table:table-cell>
          <table:table-cell table:style-name="ce30" table:formula="of:=[.C66]*0.3" office:value-type="float" office:value="29.4">
            <text:p>29,4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2">
            <text:p>3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1">
            <text:p>4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TS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9">
            <text:p>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3">
            <text:p>5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53">
            <text:p>5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61">
            <text:p>6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RINCES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5">
            <text:p>7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89">
            <text:p>8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92">
            <text:p>9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96">
            <text:p>9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3">
            <text:p>12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30">
            <text:p>1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30">
            <text:p>1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39">
            <text:p>13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6">
            <text:p>1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49">
            <text:p>1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55">
            <text:p>15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8">
            <text:p>15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6">
            <text:p>16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73">
            <text:p>17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74">
            <text:p>174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92">
            <text:p>19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97">
            <text:p>19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198">
            <text:p>19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00">
            <text:p>2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47">
            <text:p>247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49">
            <text:p>24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259">
            <text:p>25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281">
            <text:p>28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43">
            <text:p>34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345">
            <text:p>34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365">
            <text:p>365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81">
            <text:p>381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381">
            <text:p>38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86">
            <text:p>38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401">
            <text:p>40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50">
            <text:p>45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77">
            <text:p>477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16">
            <text:p>51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526">
            <text:p>52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533">
            <text:p>533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33">
            <text:p>53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536">
            <text:p>53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585">
            <text:p>58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639">
            <text:p>63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730">
            <text:p>73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0" office:value-type="float" office:value="856">
            <text:p>85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00">
            <text:p>1.100,00</text:p>
          </table:table-cell>
          <table:table-cell table:style-name="ce33" table:number-columns-repeated="251"/>
        </table:table-row>
        <table:table-row table:style-name="ro1" table:number-rows-repeated="65380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55">
          <table:sort>
            <table:sort-by table:field-number="4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4">04/06/2009</text:date>, <text:time>06:00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l</dc:title>
    <meta:initial-creator>Carlos Augusto Marcicano</meta:initial-creator>
    <meta:creation-date>2007-08-03T15:08:45</meta:creation-date>
    <dc:date>2009-06-04T06:00:48</dc:date>
    <meta:printed-by>Carlos Augusto Marcicano</meta:printed-by>
    <meta:print-date>2007-09-27T11:53:34</meta:print-date>
    <dc:language>pt-BR</dc:language>
    <meta:editing-cycles>684</meta:editing-cycles>
    <meta:editing-duration>PT45H19M47S</meta:editing-duration>
    <meta:document-statistic meta:table-count="2" meta:cell-count="1928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